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7bf4" officeooo:paragraph-rsid="00147bf4"/>
    </style:style>
    <style:style style:name="T1" style:family="text">
      <style:text-properties officeooo:rsid="001552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ification faite dans le code<text:line-break/><text:line-break/>DrawingView.java</text:p>
      <text:p text:style-name="P1"/>
      <text:p text:style-name="P1">-la méthode initComponents() a été supprimé car le problème c’est qu’elle s’applique à toutes les figures dessinées : <text:span text:style-name="T1">les paramètres sur les dessins tels que la couleur appliquée et l’épaisseur du trait sont appliqués à toutes les figures dessinées</text:span></text:p>
      <text:p text:style-name="P1"/>
      <text:p text:style-name="P1">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1:17:00.532719447</meta:creation-date>
    <dc:date>2026-03-22T00:25:23.610541927</dc:date>
    <meta:editing-duration>PT12H39M40S</meta:editing-duration>
    <meta:editing-cycles>1</meta:editing-cycles>
    <meta:document-statistic meta:table-count="0" meta:image-count="0" meta:object-count="0" meta:page-count="1" meta:paragraph-count="3" meta:word-count="46" meta:character-count="298" meta:non-whitespace-character-count="254"/>
    <meta:generator>LibreOffice/24.2.7.2$Linux_X86_64 LibreOffice_project/420$Build-2</meta:generator>
  </office:meta>
</office:document-meta>
</file>